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ort requests<text:line-break/>from bs4 import BeautifulSoup<text:line-break/>import re<text:line-break/><text:line-break/>CONTENT_CLASS_NAME = "TweetTextSize"<text:line-break/>CONTENT_CONTAINER_TAGS = ["p"]<text:line-break/>EMPTY_ITEMS = [None, " ", "None"]<text:line-break/>TWITTER_URL = "<text:a xlink:type="simple" xlink:href="https://twitter.com/" office:target-frame-name="_blank" xlink:show="new" text:style-name="Internet_20_link" text:visited-style-name="Visited_20_Internet_20_Link">https://twitter.com/</text:a>"<text:line-break/><text:line-break/><text:line-break/>def get_elements(twitter_handle):<text:line-break/>    # Get HTML content from twitter profile page<text:line-break/>    url = TWITTER_URL + twitter_handle<text:line-break/>    response = requests.get(url)<text:line-break/>    html = response.content<text:line-break/><text:line-break/>    # handles HTML entities<text:line-break/>    soup = BeautifulSoup(html, features="html.parser")<text:line-break/><text:line-break/>    # Find tweets usign class name<text:line-break/>    return soup.find_all(CONTENT_<text:line-break/><text:line-break/><text:line-break/>def get_user_tweets(twitter_<text:line-break/>    elements = get_elements(twitter_handle)<text:line-break/>    tweets = []<text:line-break/><text:line-break/>    for post in elements:<text:line-break/>        for text in post.contents:<text:line-break/>            # check if line contains real text<text:line-break/>            if text.string not in EMPTY_ITEMS:<text:line-break/>                tweets.append(text.string)<text:line-break/><text:line-break/>    return tweets<text:line-break/><text:line-break/>  <text:line-break/><text:line-break/>def clean_tweets_data(tweets):<text:line-break/>  <text:line-break/>    <text:line-break/>  emoji_pattern = re.compile(<text:line-break/>        "["<text:line-break/>        u"\U0001F600-\U0001F64F"  # emoticons<text:line-break/>        u"\U0001F300-\U0001F5FF"  # symbols &amp; pictographs<text:line-break/>        u"\U0001F680-\U0001F6FF"  # transport &amp; map symbols<text:line-break/>        u"\U0001F1E0-\U0001F1FF"  # flags (iOS)<text:line-break/>        "]+",<text:line-break/>        flags=re.UNICODE,<text:line-break/>    )<text:line-break/><text:soft-page-break/>  url_pattern = re.compile(r"http\S+", re.DOTALL)<text:line-break/>  mentions_pattern = re.compile(r"@\S+", re.DOTALL)        <text:line-break/><text:line-break/>  cleaned_tweets = []<text:line-break/>  for tweet in tweets:<text:line-break/><text:line-break/>    text_without_emoji = emoji_pattern.sub(r"", tweet)<text:line-break/>    text_without_url = url_pattern.sub(r"", text_without_emoji)<text:line-break/>    cleaned_tweets.append(<text:line-break/><text:line-break/>  return cleaned_tweets</text:p>
      <text:p text:style-name="Standard"/>
      <text:p text:style-name="Standard">==============================</text:p>
      <text:p text:style-name="Standard">main.py</text:p>
      <text:p text:style-name="Standard"/>
      <text:p text:style-name="Standard">from flask import Flask, render_template<text:line-break/>from flask_socketio import SocketIO<text:line-break/>from twitter_scraper_fetcher import *<text:line-break/>from content_moderator import moderate<text:line-break/>import json<text:line-break/>import config<text:line-break/>import random<text:line-break/><text:line-break/>app = Flask(__name__)<text:line-break/>socketio = SocketIO(app)<text:line-break/><text:line-break/># Renders UI<text:line-break/>@app.route("/")<text:line-break/>def home():<text:line-break/>  return render_template("homepage.<text:line-break/><text:line-break/># Chat API - WebSocket<text:line-break/>@socketio.on("send question")<text:line-break/>def generate_message(body, methods=["POST"]):<text:line-break/>  question = body["message"]<text:line-break/>  twitter_handle = body["username"]<text:line-break/><text:line-break/>  # Call get_user_tweets() from twitter_scraper_fetcher.py to scrape some tweets<text:line-break/>  tweets = get_user_tweets(twitter_<text:line-break/><text:line-break/>  try:<text:line-break/>    # Get a random tweet from the list of tweets<text:line-break/>    cleaned_tweets = clean_tweets_data(tweets)<text:line-break/>    single_tweet = random.choice(cleaned_tweets)<text:line-break/>    bot_answer = moderate(single_tweet)<text:line-break/><text:line-break/>    # Send the answer to the app, to display to the user<text:line-break/>    answer = {"username": twitter_handle, "message": bot_answer}<text:line-break/>    socketio.emit("bot answer", answer)<text:line-break/><text:soft-page-break/>  except:<text:line-break/>    bot_answer = "Sorry, I couldn't process that. Try again please."<text:line-break/>    socketio.emit("error", {"username": twitter_handle, "message": bot_answer})<text:line-break/><text:line-break/>if __name__ == "__main__":<text:line-break/>    socketio.run(app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0:22:08.286541577</meta:creation-date>
    <dc:date>2019-10-24T10:23:58.961230182</dc:date>
    <meta:editing-duration>PT1M53S</meta:editing-duration>
    <meta:editing-cycles>1</meta:editing-cycles>
    <meta:document-statistic meta:table-count="0" meta:image-count="0" meta:object-count="0" meta:page-count="3" meta:paragraph-count="4" meta:word-count="273" meta:character-count="2719" meta:non-whitespace-character-count="2172"/>
    <meta:generator>LibreOffice/6.0.7.3$Linux_X86_64 LibreOffice_project/00m0$Build-3</meta:generator>
  </office:meta>
</office:document-meta>
</file>